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95a" officeooo:paragraph-rsid="000c095a"/>
    </style:style>
    <style:style style:name="P2" style:family="paragraph" style:parent-style-name="Text_20_body">
      <style:text-properties officeooo:rsid="000c095a" officeooo:paragraph-rsid="000c095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ate</text:p>
      <text:p text:style-name="P1"/>
      <text:p text:style-name="P1"/>
      <text:p text:style-name="P2">#PHP - Les dates <text:span text:style-name="Strong_20_Emphasis">Pour tous les exercices, vous pouvez utiliser le site </text:span><text:a xlink:type="simple" xlink:href="http://php.net/" text:style-name="Internet_20_link" text:visited-style-name="Visited_20_Internet_20_Link"><text:span text:style-name="Strong_20_Emphasis">http://php.net</text:span></text:a><text:line-break/><text:span text:style-name="Strong_20_Emphasis">N'hesitez pas à faire des pages avec du HTML/CSS</text:span> ##Exercice 1 Afficher la date courante en respectant la forme <text:span text:style-name="Strong_20_Emphasis">jj/mm/aaaa</text:span> <text:span text:style-name="Emphasis">(ex : 16/05/2016)</text:span></text:p>
      <text:p text:style-name="Text_20_body">##Exercice 2 Afficher la date courante en respectant la forme <text:span text:style-name="Strong_20_Emphasis">jj-mm-aa</text:span> <text:span text:style-name="Emphasis">(ex : 16-05-16)</text:span></text:p>
      <text:p text:style-name="Text_20_body">##Exercice 3 Afficher la date courante avec le jour de la semaine et le mois en toutes lettres <text:span text:style-name="Emphasis">(ex : mardi 2 août 2016)</text:span><text:line-break/><text:span text:style-name="Strong_20_Emphasis">Bonus</text:span> : Le faire en français.</text:p>
      <text:p text:style-name="Text_20_body">##Exercice 4 Afficher le timestamp du jour.<text:line-break/>Afficher le timestamp du mardi 2 août 2016 à 15h00.</text:p>
      <text:p text:style-name="Text_20_body">##Exercice 5 Afficher le nombre de jour qui sépare la date du jour avec le 16 mai 2016.</text:p>
      <text:p text:style-name="Text_20_body">##Exercice 6 Afficher le nombre de jour dans le mois de février de l'année 2016.</text:p>
      <text:p text:style-name="Text_20_body">##Exercice 7 Afficher la date du jour + 20 jours.</text:p>
      <text:p text:style-name="Text_20_body">##Exercice 8 Afficher la date du jour - 22 jours</text:p>
      <text:p text:style-name="Text_20_body">##TP Faire un formulaire avec deux listes déroulantes. La première sert à choisir le mois, et le deuxième permet d'avoir l'année.<text:line-break/>En fonction des choix, afficher un calendrier comme celui ci :<text:line-break/><draw:a xlink:type="simple" xlink:href="https://camo.githubusercontent.com/9b3c465ecf27419419a8933cc1548f7ac1cf18cc/687474703a2f2f6d696368656c7a62696e64656e2e636f6d2f696d616765732f63616c2d66722f6d652f63616c656e64726965722d616f75742d323031362d626c616e632d63617272652d642e6a7067" office:target-frame-name="_blank" xlink:show="new"><draw:frame draw:style-name="fr1" draw:name="Image1" text:anchor-type="as-char" svg:width="2.05cm" svg:height="1.051cm" draw:z-index="0"><draw:image xlink:href="https://camo.githubusercontent.com/9b3c465ecf27419419a8933cc1548f7ac1cf18cc/687474703a2f2f6d696368656c7a62696e64656e2e636f6d2f696d616765732f63616c2d66722f6d652f63616c656e64726965722d616f75742d323031362d626c616e632d63617272652d642e6a7067" xlink:type="simple" xlink:show="embed" xlink:actuate="onLoad"/><svg:title>Calendrier</svg:title></draw:frame></draw:a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0:11:12.552076253</meta:creation-date>
    <dc:date>2017-03-22T10:11:49.948966702</dc:date>
    <meta:editing-duration>PT38S</meta:editing-duration>
    <meta:editing-cycles>1</meta:editing-cycles>
    <meta:document-statistic meta:table-count="0" meta:image-count="1" meta:object-count="0" meta:page-count="1" meta:paragraph-count="10" meta:word-count="184" meta:character-count="1016" meta:non-whitespace-character-count="841"/>
    <meta:generator>LibreOffice/5.1.6.2$Linux_X86_64 LibreOffice_project/10m0$Build-2</meta:generator>
  </office:meta>
</office:document-meta>
</file>